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173d4" officeooo:paragraph-rsid="001173d4"/>
    </style:style>
    <style:style style:name="P2" style:family="paragraph" style:parent-style-name="Standard">
      <style:text-properties officeooo:rsid="001173d4" officeooo:paragraph-rsid="00117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anté et gaieté, donnent la beauté.</text:h>
      <text:p text:style-name="Text_20_body">Salud y alegría, hermosura crí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30:46.590692603</meta:creation-date>
    <dc:date>2022-05-09T10:31:55.686560038</dc:date>
    <meta:editing-duration>PT1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1" meta:character-count="67" meta:non-whitespace-character-count="58"/>
  </office:meta>
</office:document-meta>
</file>